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0dc7ab" officeooo:paragraph-rsid="000dc7ab"/>
    </style:style>
    <style:style style:name="P3" style:family="paragraph" style:parent-style-name="Text_20_body">
      <style:text-properties officeooo:paragraph-rsid="000dc7ab"/>
    </style:style>
    <style:style style:name="P4" style:family="paragraph" style:parent-style-name="Subtitle">
      <style:text-properties officeooo:paragraph-rsid="000dc7ab"/>
    </style:style>
    <style:style style:name="P5" style:family="paragraph" style:parent-style-name="Preformatted_20_Text" style:list-style-name="L1"/>
    <style:style style:name="P6" style:family="paragraph" style:parent-style-name="Preformatted_20_Text">
      <style:paragraph-properties fo:margin-top="0in" fo:margin-bottom="0.1965in" loext:contextual-spacing="false"/>
    </style:style>
    <style:style style:name="P7" style:family="paragraph" style:parent-style-name="Preformatted_20_Text" style:list-style-name="L1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0dc7ab"/>
    </style:style>
    <style:style style:name="T1" style:family="text">
      <style:text-properties officeooo:rsid="000dc7ab"/>
    </style:style>
    <style:style style:name="T2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a xlink:type="simple" xlink:href="https://www.python.org/dev/peps/pep-0008/#id30" text:style-name="Internet_20_link" text:visited-style-name="Visited_20_Internet_20_Link"><text:span text:style-name="T2">Comments</text:span></text:a></text:p>
      <text:p text:style-name="P4"><text:span text:style-name="T1">According to PEP8: </text:span><text:a xlink:type="simple" xlink:href="https://www.python.org/dev/peps/pep-0008/#comments" text:style-name="Internet_20_link" text:visited-style-name="Visited_20_Internet_20_Link"><text:span text:style-name="T1">https://www.python.org/dev/peps/pep-0008/#comments</text:span></text:a></text:p>
      <text:p text:style-name="Text_20_body">Comments that contradict the code are worse than no comments. Always make a priority of keeping the comments up-to-date when the code changes!</text:p>
      <text:p text:style-name="P3">Comments should be complete sentences. The first word should be capitalized, unless it is an identifier that begins with a lower case letter (never alter the case of identifiers!).</text:p>
      <text:p text:style-name="P3">Block comments generally consist of one or more paragraphs built out of complete sentences, with each sentence ending in a period.</text:p>
      <text:p text:style-name="P3">You should use two spaces after a sentence-ending period in multi- sentence comments, except after the final sentence.</text:p>
      <text:p text:style-name="P3">When writing English, follow Strunk and White.</text:p>
      <text:p text:style-name="P2">Python coders from non-English speaking countries: please write your comments in English, unless you are 120% sure that the code will never be read by people who don't speak your language.</text:p>
      <text:h text:style-name="Heading_20_1" text:outline-level="1"><text:a xlink:type="simple" xlink:href="https://www.python.org/dev/peps/pep-0008/#id31" text:style-name="Internet_20_link" text:visited-style-name="Visited_20_Internet_20_Link"><text:span text:style-name="T2">Block Comments</text:span></text:a></text:h>
      <text:p text:style-name="P3">Block comments generally apply to some (or all) code that follows them, and are indented to the same level as that code. Each line of a block comment starts with a <text:span text:style-name="Teletype">#</text:span> and a single space (unless it is indented text inside the comment).</text:p>
      <text:p text:style-name="P3"><text:span text:style-name="T1">Paragraphs inside a block comment are separated by a line containing a single </text:span><text:span text:style-name="Teletype"><text:span text:style-name="T1">#</text:span></text:span><text:span text:style-name="T1">.</text:span></text:p>
      <text:h text:style-name="Heading_20_1" text:outline-level="1"><text:a xlink:type="simple" xlink:href="https://www.python.org/dev/peps/pep-0008/#id32" text:style-name="Internet_20_link" text:visited-style-name="Visited_20_Internet_20_Link"><text:span text:style-name="T2">Inline Comments</text:span></text:a></text:h>
      <text:p text:style-name="P3">Use inline comments sparingly.</text:p>
      <text:p text:style-name="P3">An inline comment is a comment on the same line as a statement. Inline comments should be separated by at least two spaces from the statement. They should start with a # and a single space.</text:p>
      <text:p text:style-name="P3">Inline comments are unnecessary and in fact distracting if they state the obvious. Don't do this:</text:p>
      <text:p text:style-name="P8">x = x + 1 <text:s text:c="16"/># Increment x</text:p>
      <text:p text:style-name="P3">But sometimes, this is useful:</text:p>
      <text:p text:style-name="P8"><text:span text:style-name="T2">x = x + 1 <text:s text:c="16"/># Compensate for border</text:span></text:p>
      <text:h text:style-name="Heading_20_1" text:outline-level="1"><text:soft-page-break/><text:a xlink:type="simple" xlink:href="https://www.python.org/dev/peps/pep-0008/#id33" text:style-name="Internet_20_link" text:visited-style-name="Visited_20_Internet_20_Link"><text:span text:style-name="T2">Documentation Strings</text:span></text:a></text:h>
      <text:p text:style-name="Text_20_body">Conventions for writing good documentation strings (a.k.a. "docstrings") are immortalized in <text:a xlink:type="simple" xlink:href="https://www.python.org/dev/peps/pep-0257" text:style-name="Internet_20_link" text:visited-style-name="Visited_20_Internet_20_Link">PEP 257</text:a>.</text:p>
      <text:list xml:id="list4064429171" text:style-name="L1">
        <text:list-item>
          <text:p text:style-name="P1">Write docstrings for all public modules, functions, classes, and methods. Docstrings are not necessary for non-public methods, but you should have a comment that describes what the method does. This comment should appear after the <text:span text:style-name="Teletype">def</text:span> line.</text:p>
        </text:list-item>
        <text:list-item>
          <text:p text:style-name="P1"><text:a xlink:type="simple" xlink:href="https://www.python.org/dev/peps/pep-0257" text:style-name="Internet_20_link" text:visited-style-name="Visited_20_Internet_20_Link">PEP 257</text:a> describes good docstring conventions. Note that most importantly, the <text:span text:style-name="Teletype">"""</text:span> that ends a multiline docstring should be on a line by itself:</text:p>
          <text:p text:style-name="P5">"""Return a foobang</text:p>
          <text:p text:style-name="P5"/>
          <text:p text:style-name="P5">Optional plotz says to frobnicate the bizbaz first.</text:p>
          <text:p text:style-name="P5">"""</text:p>
        </text:list-item>
      </text:list>
      <text:p text:style-name="Text_20_body"><text:span text:style-name="T2">For one liner docstrings, please keep the closing </text:span><text:span text:style-name="Teletype"><text:span text:style-name="T2">"""</text:span></text:span><text:span text:style-name="T2"> on the same lin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7:40:38.646392777</meta:creation-date>
    <dc:date>2020-03-31T17:45:04.666483315</dc:date>
    <meta:editing-duration>PT4M34S</meta:editing-duration>
    <meta:editing-cycles>1</meta:editing-cycles>
    <meta:document-statistic meta:table-count="0" meta:image-count="0" meta:object-count="0" meta:page-count="2" meta:paragraph-count="27" meta:word-count="381" meta:character-count="2313" meta:non-whitespace-character-count="1932"/>
    <meta:generator>LibreOffice/6.1.5.2$Linux_X86_64 LibreOffice_project/10$Build-2</meta:generator>
  </office:meta>
</office:document-meta>
</file>